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5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571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0.882cm"/>
    </style:style>
    <style:style style:name="co12" style:family="table-column">
      <style:table-column-properties fo:break-before="auto" style:column-width="0.743cm"/>
    </style:style>
    <style:style style:name="co13" style:family="table-column">
      <style:table-column-properties fo:break-before="auto" style:column-width="0.861cm"/>
    </style:style>
    <style:style style:name="co14" style:family="table-column">
      <style:table-column-properties fo:break-before="auto" style:column-width="0.977cm"/>
    </style:style>
    <style:style style:name="co15" style:family="table-column">
      <style:table-column-properties fo:break-before="auto" style:column-width="0.725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PageStyle_5f_PD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D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Nom-Prenom</text:p>
          </table:table-cell>
          <table:table-cell table:number-columns-repeated="1023"/>
        </table:table-row>
        <table:table-row table:style-name="ro1">
          <table:table-cell office:value-type="string">
            <text:p>ABDOLMOHAMMADI SASAN</text:p>
          </table:table-cell>
          <table:table-cell table:number-columns-repeated="1023"/>
        </table:table-row>
        <table:table-row table:style-name="ro1">
          <table:table-cell office:value-type="string">
            <text:p>ABUSHAHIN SHAHIN</text:p>
          </table:table-cell>
          <table:table-cell table:number-columns-repeated="1023"/>
        </table:table-row>
        <table:table-row table:style-name="ro1">
          <table:table-cell office:value-type="string">
            <text:p>AGOSTINO FLAVIO</text:p>
          </table:table-cell>
          <table:table-cell table:number-columns-repeated="1023"/>
        </table:table-row>
        <table:table-row table:style-name="ro1">
          <table:table-cell office:value-type="string">
            <text:p>AICHAOUI SARAH</text:p>
          </table:table-cell>
          <table:table-cell table:number-columns-repeated="1023"/>
        </table:table-row>
        <table:table-row table:style-name="ro1">
          <table:table-cell office:value-type="string">
            <text:p>AIT ELHAJ LAHOUCINE</text:p>
          </table:table-cell>
          <table:table-cell table:number-columns-repeated="1023"/>
        </table:table-row>
        <table:table-row table:style-name="ro1">
          <table:table-cell office:value-type="string">
            <text:p>ALLOYEZ XAVIER</text:p>
          </table:table-cell>
          <table:table-cell table:number-columns-repeated="1023"/>
        </table:table-row>
        <table:table-row table:style-name="ro1">
          <table:table-cell office:value-type="string">
            <text:p>AMRIOU SMAIL</text:p>
          </table:table-cell>
          <table:table-cell table:number-columns-repeated="1023"/>
        </table:table-row>
        <table:table-row table:style-name="ro1">
          <table:table-cell office:value-type="string">
            <text:p>ANSELIN CYRIL</text:p>
          </table:table-cell>
          <table:table-cell table:number-columns-repeated="1023"/>
        </table:table-row>
        <table:table-row table:style-name="ro1">
          <table:table-cell office:value-type="string">
            <text:p>BAERT THOMAS</text:p>
          </table:table-cell>
          <table:table-cell table:number-columns-repeated="1023"/>
        </table:table-row>
        <table:table-row table:style-name="ro1">
          <table:table-cell office:value-type="string">
            <text:p>BAGUETTE THOMAS</text:p>
          </table:table-cell>
          <table:table-cell table:number-columns-repeated="1023"/>
        </table:table-row>
        <table:table-row table:style-name="ro1">
          <table:table-cell office:value-type="string">
            <text:p>BAH ALHASSANE</text:p>
          </table:table-cell>
          <table:table-cell table:number-columns-repeated="1023"/>
        </table:table-row>
        <table:table-row table:style-name="ro1">
          <table:table-cell office:value-type="string">
            <text:p>BAHRAMI FATEMEH</text:p>
          </table:table-cell>
          <table:table-cell table:number-columns-repeated="1023"/>
        </table:table-row>
        <table:table-row table:style-name="ro1">
          <table:table-cell office:value-type="string">
            <text:p>BARREAU ADRIEN</text:p>
          </table:table-cell>
          <table:table-cell table:number-columns-repeated="1023"/>
        </table:table-row>
        <table:table-row table:style-name="ro1">
          <table:table-cell office:value-type="string">
            <text:p>BECUWE GEOFFREY</text:p>
          </table:table-cell>
          <table:table-cell table:number-columns-repeated="1023"/>
        </table:table-row>
        <table:table-row table:style-name="ro1">
          <table:table-cell office:value-type="string">
            <text:p>BEHRI ROMAIN</text:p>
          </table:table-cell>
          <table:table-cell table:number-columns-repeated="1023"/>
        </table:table-row>
        <table:table-row table:style-name="ro1">
          <table:table-cell office:value-type="string">
            <text:p>BENOUIZ EL MEHDI</text:p>
          </table:table-cell>
          <table:table-cell table:number-columns-repeated="1023"/>
        </table:table-row>
        <table:table-row table:style-name="ro1">
          <table:table-cell office:value-type="string">
            <text:p>BERTOUT ANTOINE</text:p>
          </table:table-cell>
          <table:table-cell table:number-columns-repeated="1023"/>
        </table:table-row>
        <table:table-row table:style-name="ro1">
          <table:table-cell office:value-type="string">
            <text:p>BEZSILKO QUENTIN</text:p>
          </table:table-cell>
          <table:table-cell table:number-columns-repeated="1023"/>
        </table:table-row>
        <table:table-row table:style-name="ro1">
          <table:table-cell office:value-type="string">
            <text:p>BIALAIS GAUTHIER</text:p>
          </table:table-cell>
          <table:table-cell table:number-columns-repeated="1023"/>
        </table:table-row>
        <table:table-row table:style-name="ro1">
          <table:table-cell office:value-type="string">
            <text:p>BLARINGHEM CECILE</text:p>
          </table:table-cell>
          <table:table-cell table:number-columns-repeated="1023"/>
        </table:table-row>
        <table:table-row table:style-name="ro1">
          <table:table-cell office:value-type="string">
            <text:p>BOUBACAR MAINASSARA ABDOUL RAZAK</text:p>
          </table:table-cell>
          <table:table-cell table:number-columns-repeated="1023"/>
        </table:table-row>
        <table:table-row table:style-name="ro1">
          <table:table-cell office:value-type="string">
            <text:p>BOUKAERT JOHAN</text:p>
          </table:table-cell>
          <table:table-cell table:number-columns-repeated="1023"/>
        </table:table-row>
        <table:table-row table:style-name="ro1">
          <table:table-cell office:value-type="string">
            <text:p>BOUKERCHA KHALED</text:p>
          </table:table-cell>
          <table:table-cell table:number-columns-repeated="1023"/>
        </table:table-row>
        <table:table-row table:style-name="ro1">
          <table:table-cell office:value-type="string">
            <text:p>BOUMEZRAG HADJ ABDELKADER</text:p>
          </table:table-cell>
          <table:table-cell table:number-columns-repeated="1023"/>
        </table:table-row>
        <table:table-row table:style-name="ro1">
          <table:table-cell office:value-type="string">
            <text:p>BOURGEOIS FREDERIC</text:p>
          </table:table-cell>
          <table:table-cell table:number-columns-repeated="1023"/>
        </table:table-row>
        <table:table-row table:style-name="ro1">
          <table:table-cell office:value-type="string">
            <text:p>BRUNEL MAXIME</text:p>
          </table:table-cell>
          <table:table-cell table:number-columns-repeated="1023"/>
        </table:table-row>
        <table:table-row table:style-name="ro1">
          <table:table-cell office:value-type="string">
            <text:p>CHARLET JEREMY</text:p>
          </table:table-cell>
          <table:table-cell table:number-columns-repeated="1023"/>
        </table:table-row>
        <table:table-row table:style-name="ro1">
          <table:table-cell office:value-type="string">
            <text:p>CIUCANU VASILE RADU</text:p>
          </table:table-cell>
          <table:table-cell table:number-columns-repeated="1023"/>
        </table:table-row>
        <table:table-row table:style-name="ro1">
          <table:table-cell office:value-type="string">
            <text:p>CLEMENT THOMAS</text:p>
          </table:table-cell>
          <table:table-cell table:number-columns-repeated="1023"/>
        </table:table-row>
        <table:table-row table:style-name="ro1">
          <table:table-cell office:value-type="string">
            <text:p>COMPIEGNE TITOUAN</text:p>
          </table:table-cell>
          <table:table-cell table:number-columns-repeated="1023"/>
        </table:table-row>
        <table:table-row table:style-name="ro1">
          <table:table-cell office:value-type="string">
            <text:p>CONCHERI ALEXANDRE</text:p>
          </table:table-cell>
          <table:table-cell table:number-columns-repeated="1023"/>
        </table:table-row>
        <table:table-row table:style-name="ro1">
          <table:table-cell office:value-type="string">
            <text:p>CORNU BENOIT</text:p>
          </table:table-cell>
          <table:table-cell table:number-columns-repeated="1023"/>
        </table:table-row>
        <table:table-row table:style-name="ro1">
          <table:table-cell office:value-type="string">
            <text:p>COURTIN GUILLAUME</text:p>
          </table:table-cell>
          <table:table-cell table:number-columns-repeated="1023"/>
        </table:table-row>
        <table:table-row table:style-name="ro1">
          <table:table-cell office:value-type="string">
            <text:p>DAARA LOIC</text:p>
          </table:table-cell>
          <table:table-cell table:number-columns-repeated="1023"/>
        </table:table-row>
        <table:table-row table:style-name="ro1">
          <table:table-cell office:value-type="string">
            <text:p>DE POTTER CHARLES</text:p>
          </table:table-cell>
          <table:table-cell table:number-columns-repeated="1023"/>
        </table:table-row>
        <table:table-row table:style-name="ro1">
          <table:table-cell office:value-type="string">
            <text:p>DEKERLE YVES</text:p>
          </table:table-cell>
          <table:table-cell table:number-columns-repeated="1023"/>
        </table:table-row>
        <table:table-row table:style-name="ro1">
          <table:table-cell office:value-type="string">
            <text:p>DELAOUTRE CEDRIC</text:p>
          </table:table-cell>
          <table:table-cell table:number-columns-repeated="1023"/>
        </table:table-row>
        <table:table-row table:style-name="ro1">
          <table:table-cell office:value-type="string">
            <text:p>DERVAUX FRANCOIS</text:p>
          </table:table-cell>
          <table:table-cell table:number-columns-repeated="1023"/>
        </table:table-row>
        <table:table-row table:style-name="ro1">
          <table:table-cell office:value-type="string">
            <text:p>DERVAUX MATHIEU</text:p>
          </table:table-cell>
          <table:table-cell table:number-columns-repeated="1023"/>
        </table:table-row>
        <table:table-row table:style-name="ro1">
          <table:table-cell office:value-type="string">
            <text:p>DESQUIENS DAVID</text:p>
          </table:table-cell>
          <table:table-cell table:number-columns-repeated="1023"/>
        </table:table-row>
        <table:table-row table:style-name="ro1">
          <table:table-cell office:value-type="string">
            <text:p>DESTOMBES JULIEN</text:p>
          </table:table-cell>
          <table:table-cell table:number-columns-repeated="1023"/>
        </table:table-row>
        <table:table-row table:style-name="ro1">
          <table:table-cell office:value-type="string">
            <text:p>DEVILLE ARNAUD</text:p>
          </table:table-cell>
          <table:table-cell table:number-columns-repeated="1023"/>
        </table:table-row>
        <table:table-row table:style-name="ro1">
          <table:table-cell office:value-type="string">
            <text:p>DIALLO MAMADOU CELLOU DARA</text:p>
          </table:table-cell>
          <table:table-cell table:number-columns-repeated="1023"/>
        </table:table-row>
        <table:table-row table:style-name="ro1">
          <table:table-cell office:value-type="string">
            <text:p>DI-FANT REMY</text:p>
          </table:table-cell>
          <table:table-cell table:number-columns-repeated="1023"/>
        </table:table-row>
        <table:table-row table:style-name="ro1">
          <table:table-cell office:value-type="string">
            <text:p>DONNEZ ANTOINE</text:p>
          </table:table-cell>
          <table:table-cell table:number-columns-repeated="1023"/>
        </table:table-row>
        <table:table-row table:style-name="ro1">
          <table:table-cell office:value-type="string">
            <text:p>DUFOSSET GUILLAUME</text:p>
          </table:table-cell>
          <table:table-cell table:number-columns-repeated="1023"/>
        </table:table-row>
        <table:table-row table:style-name="ro1">
          <table:table-cell office:value-type="string">
            <text:p>EL KHAMLICHI SANAE</text:p>
          </table:table-cell>
          <table:table-cell table:number-columns-repeated="1023"/>
        </table:table-row>
        <table:table-row table:style-name="ro1">
          <table:table-cell office:value-type="string">
            <text:p>ELHARROUCHI HASSAN</text:p>
          </table:table-cell>
          <table:table-cell table:number-columns-repeated="1023"/>
        </table:table-row>
        <table:table-row table:style-name="ro1">
          <table:table-cell office:value-type="string">
            <text:p>FACON JULIEN</text:p>
          </table:table-cell>
          <table:table-cell table:number-columns-repeated="1023"/>
        </table:table-row>
        <table:table-row table:style-name="ro1">
          <table:table-cell office:value-type="string">
            <text:p>FLEURQUIN MORGAN</text:p>
          </table:table-cell>
          <table:table-cell table:number-columns-repeated="1023"/>
        </table:table-row>
        <table:table-row table:style-name="ro1">
          <table:table-cell office:value-type="string">
            <text:p>FOULON AXEL</text:p>
          </table:table-cell>
          <table:table-cell table:number-columns-repeated="1023"/>
        </table:table-row>
        <table:table-row table:style-name="ro1">
          <table:table-cell office:value-type="string">
            <text:p>GACIARZ MATTHIS</text:p>
          </table:table-cell>
          <table:table-cell table:number-columns-repeated="1023"/>
        </table:table-row>
        <table:table-row table:style-name="ro1">
          <table:table-cell office:value-type="string">
            <text:p>GAO LIUHUA</text:p>
          </table:table-cell>
          <table:table-cell table:number-columns-repeated="1023"/>
        </table:table-row>
        <table:table-row table:style-name="ro1">
          <table:table-cell office:value-type="string">
            <text:p>GAYMAY REMI</text:p>
          </table:table-cell>
          <table:table-cell table:number-columns-repeated="1023"/>
        </table:table-row>
        <table:table-row table:style-name="ro1">
          <table:table-cell office:value-type="string">
            <text:p>GOMBART DIANE</text:p>
          </table:table-cell>
          <table:table-cell table:number-columns-repeated="1023"/>
        </table:table-row>
        <table:table-row table:style-name="ro1">
          <table:table-cell office:value-type="string">
            <text:p>GRUCHALA FRANCOIS</text:p>
          </table:table-cell>
          <table:table-cell table:number-columns-repeated="1023"/>
        </table:table-row>
        <table:table-row table:style-name="ro1">
          <table:table-cell office:value-type="string">
            <text:p>GUETTE FLORENT</text:p>
          </table:table-cell>
          <table:table-cell table:number-columns-repeated="1023"/>
        </table:table-row>
        <table:table-row table:style-name="ro1">
          <table:table-cell office:value-type="string">
            <text:p>GUEYE HASSANE</text:p>
          </table:table-cell>
          <table:table-cell table:number-columns-repeated="1023"/>
        </table:table-row>
        <table:table-row table:style-name="ro1">
          <table:table-cell office:value-type="string">
            <text:p>HARLIN <text:s/>ANTOINE</text:p>
          </table:table-cell>
          <table:table-cell table:number-columns-repeated="1023"/>
        </table:table-row>
        <table:table-row table:style-name="ro1">
          <table:table-cell office:value-type="string">
            <text:p>HAVEZ THIBAULT</text:p>
          </table:table-cell>
          <table:table-cell table:number-columns-repeated="1023"/>
        </table:table-row>
        <table:table-row table:style-name="ro1">
          <table:table-cell office:value-type="string">
            <text:p>HERBELIN CECILE</text:p>
          </table:table-cell>
          <table:table-cell table:number-columns-repeated="1023"/>
        </table:table-row>
        <table:table-row table:style-name="ro1">
          <table:table-cell office:value-type="string">
            <text:p>HIDDEN EMILIEN</text:p>
          </table:table-cell>
          <table:table-cell table:number-columns-repeated="1023"/>
        </table:table-row>
        <table:table-row table:style-name="ro1">
          <table:table-cell office:value-type="string">
            <text:p>HOTTOIS LUDWIG</text:p>
          </table:table-cell>
          <table:table-cell table:number-columns-repeated="1023"/>
        </table:table-row>
        <table:table-row table:style-name="ro1">
          <table:table-cell office:value-type="string">
            <text:p>ILGAR ELIF NURDAN</text:p>
          </table:table-cell>
          <table:table-cell table:number-columns-repeated="1023"/>
        </table:table-row>
        <table:table-row table:style-name="ro1">
          <table:table-cell office:value-type="string">
            <text:p>KAMAHORO GRETA</text:p>
          </table:table-cell>
          <table:table-cell table:number-columns-repeated="1023"/>
        </table:table-row>
        <table:table-row table:style-name="ro1">
          <table:table-cell office:value-type="string">
            <text:p>KHOULE IBRAHIMA</text:p>
          </table:table-cell>
          <table:table-cell table:number-columns-repeated="1023"/>
        </table:table-row>
        <table:table-row table:style-name="ro1">
          <table:table-cell office:value-type="string">
            <text:p>LAVOINE PIERRE</text:p>
          </table:table-cell>
          <table:table-cell table:number-columns-repeated="1023"/>
        </table:table-row>
        <table:table-row table:style-name="ro1">
          <table:table-cell office:value-type="string">
            <text:p>LAVOREL JESSY</text:p>
          </table:table-cell>
          <table:table-cell table:number-columns-repeated="1023"/>
        </table:table-row>
        <table:table-row table:style-name="ro1">
          <table:table-cell office:value-type="string">
            <text:p>LEFLON DAMIEN</text:p>
          </table:table-cell>
          <table:table-cell table:number-columns-repeated="1023"/>
        </table:table-row>
        <table:table-row table:style-name="ro1">
          <table:table-cell office:value-type="string">
            <text:p>LEVEN MICKAEL</text:p>
          </table:table-cell>
          <table:table-cell table:number-columns-repeated="1023"/>
        </table:table-row>
        <table:table-row table:style-name="ro1">
          <table:table-cell office:value-type="string">
            <text:p>LORTHIOIS KEVIN</text:p>
          </table:table-cell>
          <table:table-cell table:number-columns-repeated="1023"/>
        </table:table-row>
        <table:table-row table:style-name="ro1">
          <table:table-cell office:value-type="string">
            <text:p>MACKE GUILLAUME</text:p>
          </table:table-cell>
          <table:table-cell table:number-columns-repeated="1023"/>
        </table:table-row>
        <table:table-row table:style-name="ro1">
          <table:table-cell office:value-type="string">
            <text:p>MARISSAL JULIEN</text:p>
          </table:table-cell>
          <table:table-cell table:number-columns-repeated="1023"/>
        </table:table-row>
        <table:table-row table:style-name="ro1">
          <table:table-cell office:value-type="string">
            <text:p>MARTEL DAVID</text:p>
          </table:table-cell>
          <table:table-cell table:number-columns-repeated="1023"/>
        </table:table-row>
        <table:table-row table:style-name="ro1">
          <table:table-cell office:value-type="string">
            <text:p>MASTIO MATTHIEU</text:p>
          </table:table-cell>
          <table:table-cell table:number-columns-repeated="1023"/>
        </table:table-row>
        <table:table-row table:style-name="ro1">
          <table:table-cell office:value-type="string">
            <text:p>MAUPAIN THOMAS</text:p>
          </table:table-cell>
          <table:table-cell table:number-columns-repeated="1023"/>
        </table:table-row>
        <table:table-row table:style-name="ro1">
          <table:table-cell office:value-type="string">
            <text:p>MEMBRE VINCENT</text:p>
          </table:table-cell>
          <table:table-cell table:number-columns-repeated="1023"/>
        </table:table-row>
        <table:table-row table:style-name="ro1">
          <table:table-cell office:value-type="string">
            <text:p>MONDON CLEMENT</text:p>
          </table:table-cell>
          <table:table-cell table:number-columns-repeated="1023"/>
        </table:table-row>
        <table:table-row table:style-name="ro1">
          <table:table-cell office:value-type="string">
            <text:p>MOURGLIA CHARLY</text:p>
          </table:table-cell>
          <table:table-cell table:number-columns-repeated="1023"/>
        </table:table-row>
        <table:table-row table:style-name="ro1">
          <table:table-cell office:value-type="string">
            <text:p>MOUTTALIB NASSIM ABDELLAH</text:p>
          </table:table-cell>
          <table:table-cell table:number-columns-repeated="1023"/>
        </table:table-row>
        <table:table-row table:style-name="ro1">
          <table:table-cell office:value-type="string">
            <text:p>MUNYANDILIKIRWA JEAN PARFAIT</text:p>
          </table:table-cell>
          <table:table-cell table:number-columns-repeated="1023"/>
        </table:table-row>
        <table:table-row table:style-name="ro1">
          <table:table-cell office:value-type="string">
            <text:p>NGUYEN QUANG TUNG</text:p>
          </table:table-cell>
          <table:table-cell table:number-columns-repeated="1023"/>
        </table:table-row>
        <table:table-row table:style-name="ro1">
          <table:table-cell office:value-type="string">
            <text:p>NICOLET CLEMENT</text:p>
          </table:table-cell>
          <table:table-cell table:number-columns-repeated="1023"/>
        </table:table-row>
        <table:table-row table:style-name="ro1">
          <table:table-cell office:value-type="string">
            <text:p>NORMAND FRANCOIS</text:p>
          </table:table-cell>
          <table:table-cell table:number-columns-repeated="1023"/>
        </table:table-row>
        <table:table-row table:style-name="ro1">
          <table:table-cell office:value-type="string">
            <text:p>NOUFLI LARBI</text:p>
          </table:table-cell>
          <table:table-cell table:number-columns-repeated="1023"/>
        </table:table-row>
        <table:table-row table:style-name="ro1">
          <table:table-cell office:value-type="string">
            <text:p>PIQUETTE MAXIME</text:p>
          </table:table-cell>
          <table:table-cell table:number-columns-repeated="1023"/>
        </table:table-row>
        <table:table-row table:style-name="ro1">
          <table:table-cell office:value-type="string">
            <text:p>REGNIER ERIC</text:p>
          </table:table-cell>
          <table:table-cell table:number-columns-repeated="1023"/>
        </table:table-row>
        <table:table-row table:style-name="ro1">
          <table:table-cell office:value-type="string">
            <text:p>SAINT-GEORGES CLAUDE</text:p>
          </table:table-cell>
          <table:table-cell table:number-columns-repeated="1023"/>
        </table:table-row>
        <table:table-row table:style-name="ro1">
          <table:table-cell office:value-type="string">
            <text:p>SAYADI OTHMANE</text:p>
          </table:table-cell>
          <table:table-cell table:number-columns-repeated="1023"/>
        </table:table-row>
        <table:table-row table:style-name="ro1">
          <table:table-cell office:value-type="string">
            <text:p>SCHONER NICOLAS</text:p>
          </table:table-cell>
          <table:table-cell table:number-columns-repeated="1023"/>
        </table:table-row>
        <table:table-row table:style-name="ro1">
          <table:table-cell office:value-type="string">
            <text:p>SZIKA OLIVIER</text:p>
          </table:table-cell>
          <table:table-cell table:number-columns-repeated="1023"/>
        </table:table-row>
        <table:table-row table:style-name="ro1">
          <table:table-cell office:value-type="string">
            <text:p>THERY SYLVAIN</text:p>
          </table:table-cell>
          <table:table-cell table:number-columns-repeated="1023"/>
        </table:table-row>
        <table:table-row table:style-name="ro1">
          <table:table-cell office:value-type="string">
            <text:p>THOMAS KEVIN</text:p>
          </table:table-cell>
          <table:table-cell table:number-columns-repeated="1023"/>
        </table:table-row>
        <table:table-row table:style-name="ro1">
          <table:table-cell office:value-type="string">
            <text:p>T'JAMPENS REMI</text:p>
          </table:table-cell>
          <table:table-cell table:number-columns-repeated="1023"/>
        </table:table-row>
        <table:table-row table:style-name="ro1">
          <table:table-cell office:value-type="string">
            <text:p>TURQUET LUCIE</text:p>
          </table:table-cell>
          <table:table-cell table:number-columns-repeated="1023"/>
        </table:table-row>
        <table:table-row table:style-name="ro1">
          <table:table-cell office:value-type="string">
            <text:p>VALLET MARTIN</text:p>
          </table:table-cell>
          <table:table-cell table:number-columns-repeated="1023"/>
        </table:table-row>
        <table:table-row table:style-name="ro1">
          <table:table-cell office:value-type="string">
            <text:p>VANDECAVEYE ROMAIN</text:p>
          </table:table-cell>
          <table:table-cell table:number-columns-repeated="1023"/>
        </table:table-row>
        <table:table-row table:style-name="ro1">
          <table:table-cell office:value-type="string">
            <text:p>VERBEKE NICOLAS</text:p>
          </table:table-cell>
          <table:table-cell table:number-columns-repeated="1023"/>
        </table:table-row>
        <table:table-row table:style-name="ro1">
          <table:table-cell office:value-type="string">
            <text:p>VERCAUTER GEOFFREY</text:p>
          </table:table-cell>
          <table:table-cell table:number-columns-repeated="1023"/>
        </table:table-row>
        <table:table-row table:style-name="ro1">
          <table:table-cell office:value-type="string">
            <text:p>VIGNON EMILE</text:p>
          </table:table-cell>
          <table:table-cell table:number-columns-repeated="1023"/>
        </table:table-row>
        <table:table-row table:style-name="ro1">
          <table:table-cell office:value-type="string">
            <text:p>WAMBRE MATHIEU</text:p>
          </table:table-cell>
          <table:table-cell table:number-columns-repeated="1023"/>
        </table:table-row>
        <table:table-row table:style-name="ro1">
          <table:table-cell office:value-type="string">
            <text:p>WATINE PIERRE</text:p>
          </table:table-cell>
          <table:table-cell table:number-columns-repeated="1023"/>
        </table:table-row>
        <table:table-row table:style-name="ro1">
          <table:table-cell office:value-type="string">
            <text:p>YERINDE NEZAKET</text:p>
          </table:table-cell>
          <table:table-cell table:number-columns-repeated="1023"/>
        </table:table-row>
        <table:table-row table:style-name="ro1">
          <table:table-cell office:value-type="string">
            <text:p>ZHANG YIKAI</text:p>
          </table:table-cell>
          <table:table-cell table:number-columns-repeated="1023"/>
        </table:table-row>
        <table:table-row table:style-name="ro1">
          <table:table-cell office:value-type="string">
            <text:p>ZONCA THOMAS</text:p>
          </table:table-cell>
          <table:table-cell table:number-columns-repeated="1023"/>
        </table:table-row>
      </table:table>
      <table:table table:name="Exam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row table:style-name="ro1">
          <table:table-cell table:formula="of:=SUM([.C1:.O1])" office:value-type="float" office:value="23">
            <text:p>23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table:formula="of:=AVERAGE([.$B$4:.$B$100])" office:value-type="float" office:value="9.82474226804124">
            <text:p>9,82</text:p>
          </table:table-cell>
          <table:table-cell office:value-type="string">
            <text:p>I.1</text:p>
          </table:table-cell>
          <table:table-cell office:value-type="string">
            <text:p>I.2</text:p>
          </table:table-cell>
          <table:table-cell office:value-type="string">
            <text:p>I.3</text:p>
          </table:table-cell>
          <table:table-cell office:value-type="string">
            <text:p>II</text:p>
          </table:table-cell>
          <table:table-cell office:value-type="string">
            <text:p>III.1</text:p>
          </table:table-cell>
          <table:table-cell office:value-type="string">
            <text:p>III.2</text:p>
          </table:table-cell>
          <table:table-cell office:value-type="string">
            <text:p>III.3</text:p>
          </table:table-cell>
          <table:table-cell office:value-type="string">
            <text:p>III.4</text:p>
          </table:table-cell>
          <table:table-cell office:value-type="string">
            <text:p>III.5</text:p>
          </table:table-cell>
          <table:table-cell office:value-type="string">
            <text:p>III.6</text:p>
          </table:table-cell>
          <table:table-cell office:value-type="string">
            <text:p>III.7</text:p>
          </table:table-cell>
          <table:table-cell office:value-type="string">
            <text:p>IV.1</text:p>
          </table:table-cell>
          <table:table-cell office:value-type="string">
            <text:p>IV.2</text:p>
          </table:table-cell>
        </table:table-row>
        <table:table-row table:style-name="ro1">
          <table:table-cell table:number-columns-repeated="2"/>
          <table:table-cell table:formula="of:=AVERAGE([.C4:.C100])/4" office:value-type="float" office:value="0.902061855670103">
            <text:p>0,9</text:p>
          </table:table-cell>
          <table:table-cell table:formula="of:=AVERAGE([.D4:.D100])/4" office:value-type="float" office:value="0.443181818181818">
            <text:p>0,44</text:p>
          </table:table-cell>
          <table:table-cell table:formula="of:=AVERAGE([.E4:.E100])/4" office:value-type="float" office:value="0.786082474226804">
            <text:p>0,79</text:p>
          </table:table-cell>
          <table:table-cell table:formula="of:=AVERAGE([.F4:.F100])/4" office:value-type="float" office:value="0.438953488372093">
            <text:p>0,44</text:p>
          </table:table-cell>
          <table:table-cell table:formula="of:=AVERAGE([.G4:.G100])/4" office:value-type="float" office:value="0.938202247191011">
            <text:p>0,94</text:p>
          </table:table-cell>
          <table:table-cell table:formula="of:=AVERAGE([.H4:.H100])/4" office:value-type="float" office:value="0.36875">
            <text:p>0,37</text:p>
          </table:table-cell>
          <table:table-cell table:formula="of:=AVERAGE([.I4:.I100])/4" office:value-type="float" office:value="0.855421686746988">
            <text:p>0,86</text:p>
          </table:table-cell>
          <table:table-cell table:formula="of:=AVERAGE([.J4:.J100])/4" office:value-type="float" office:value="0.473684210526316">
            <text:p>0,47</text:p>
          </table:table-cell>
          <table:table-cell table:formula="of:=AVERAGE([.K4:.K100])/4" office:value-type="float" office:value="0.578571428571429">
            <text:p>0,58</text:p>
          </table:table-cell>
          <table:table-cell table:formula="of:=AVERAGE([.L4:.L100])/4" office:value-type="float" office:value="0.396551724137931">
            <text:p>0,4</text:p>
          </table:table-cell>
          <table:table-cell table:formula="of:=AVERAGE([.M4:.M100])/4" office:value-type="float" office:value="0.777173913043478">
            <text:p>0,78</text:p>
          </table:table-cell>
          <table:table-cell table:formula="of:=AVERAGE([.N4:.N100])/4" office:value-type="float" office:value="0.734939759036145">
            <text:p>0,73</text:p>
          </table:table-cell>
          <table:table-cell table:formula="of:=AVERAGE([.O4:.O100])/4" office:value-type="float" office:value="0.714285714285714">
            <text:p>0,7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EILING(SUMPRODUCT([.$C$1:.$O$1];[.$C4:.$O4])/4;0.5)"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EILING(SUMPRODUCT([.$C$1:.$O$1];[.$C5:.$O5])/4;0.5)"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CEILING(SUMPRODUCT([.$C$1:.$O$1];[.$C6:.$O6])/4;0.5)" office:value-type="float" office:value="7.5">
            <text:p>7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CEILING(SUMPRODUCT([.$C$1:.$O$1];[.$C7:.$O7])/4;0.5)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CEILING(SUMPRODUCT([.$C$1:.$O$1];[.$C8:.$O8])/4;0.5)" office:value-type="float" office:value="8.5">
            <text:p>8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CEILING(SUMPRODUCT([.$C$1:.$O$1];[.$C9:.$O9])/4;0.5)" office:value-type="float" office:value="5.5">
            <text:p>5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CEILING(SUMPRODUCT([.$C$1:.$O$1];[.$C10:.$O10])/4;0.5)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CEILING(SUMPRODUCT([.$C$1:.$O$1];[.$C11:.$O11])/4;0.5)" office:value-type="float" office:value="18">
            <text:p>18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CEILING(SUMPRODUCT([.$C$1:.$O$1];[.$C12:.$O12])/4;0.5)"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CEILING(SUMPRODUCT([.$C$1:.$O$1];[.$C13:.$O13])/4;0.5)"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CEILING(SUMPRODUCT([.$C$1:.$O$1];[.$C14:.$O14])/4;0.5)" office:value-type="float" office:value="3.5">
            <text:p>3,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CEILING(SUMPRODUCT([.$C$1:.$O$1];[.$C15:.$O15])/4;0.5)" office:value-type="float" office:value="16.5">
            <text:p>16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CEILING(SUMPRODUCT([.$C$1:.$O$1];[.$C16:.$O16])/4;0.5)" office:value-type="float" office:value="7.5">
            <text:p>7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CEILING(SUMPRODUCT([.$C$1:.$O$1];[.$C17:.$O17])/4;0.5)"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CEILING(SUMPRODUCT([.$C$1:.$O$1];[.$C18:.$O18])/4;0.5)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CEILING(SUMPRODUCT([.$C$1:.$O$1];[.$C19:.$O19])/4;0.5)" office:value-type="float" office:value="11.5">
            <text:p>11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CEILING(SUMPRODUCT([.$C$1:.$O$1];[.$C20:.$O20])/4;0.5)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CEILING(SUMPRODUCT([.$C$1:.$O$1];[.$C21:.$O21])/4;0.5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CEILING(SUMPRODUCT([.$C$1:.$O$1];[.$C22:.$O22])/4;0.5)" office:value-type="float" office:value="13">
            <text:p>1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CEILING(SUMPRODUCT([.$C$1:.$O$1];[.$C23:.$O23])/4;0.5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CEILING(SUMPRODUCT([.$C$1:.$O$1];[.$C24:.$O24])/4;0.5)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CEILING(SUMPRODUCT([.$C$1:.$O$1];[.$C25:.$O25])/4;0.5)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CEILING(SUMPRODUCT([.$C$1:.$O$1];[.$C26:.$O26])/4;0.5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CEILING(SUMPRODUCT([.$C$1:.$O$1];[.$C27:.$O27])/4;0.5)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CEILING(SUMPRODUCT([.$C$1:.$O$1];[.$C28:.$O28])/4;0.5)" office:value-type="float" office:value="16.5">
            <text:p>16,5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CEILING(SUMPRODUCT([.$C$1:.$O$1];[.$C29:.$O29])/4;0.5)" office:value-type="float" office:value="7.5">
            <text:p>7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CEILING(SUMPRODUCT([.$C$1:.$O$1];[.$C30:.$O30])/4;0.5)"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CEILING(SUMPRODUCT([.$C$1:.$O$1];[.$C31:.$O31])/4;0.5)" office:value-type="float" office:value="11">
            <text:p>1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CEILING(SUMPRODUCT([.$C$1:.$O$1];[.$C32:.$O32])/4;0.5)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CEILING(SUMPRODUCT([.$C$1:.$O$1];[.$C33:.$O33])/4;0.5)"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CEILING(SUMPRODUCT([.$C$1:.$O$1];[.$C34:.$O34])/4;0.5)" office:value-type="float" office:value="14.5">
            <text:p>14,5</text:p>
          </table:table-cell>
          <table:table-cell table:number-columns-repeated="5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CEILING(SUMPRODUCT([.$C$1:.$O$1];[.$C35:.$O35])/4;0.5)"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CEILING(SUMPRODUCT([.$C$1:.$O$1];[.$C36:.$O36])/4;0.5)"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CEILING(SUMPRODUCT([.$C$1:.$O$1];[.$C37:.$O37])/4;0.5)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CEILING(SUMPRODUCT([.$C$1:.$O$1];[.$C38:.$O38])/4;0.5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number-columns-repeated="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CEILING(SUMPRODUCT([.$C$1:.$O$1];[.$C40:.$O40])/4;0.5)" office:value-type="float" office:value="12.5">
            <text:p>12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CEILING(SUMPRODUCT([.$C$1:.$O$1];[.$C41:.$O41])/4;0.5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CEILING(SUMPRODUCT([.$C$1:.$O$1];[.$C42:.$O42])/4;0.5)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CEILING(SUMPRODUCT([.$C$1:.$O$1];[.$C43:.$O43])/4;0.5)" office:value-type="float" office:value="16.5">
            <text:p>16,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CEILING(SUMPRODUCT([.$C$1:.$O$1];[.$C44:.$O44])/4;0.5)" office:value-type="float" office:value="11.5">
            <text:p>11,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CEILING(SUMPRODUCT([.$C$1:.$O$1];[.$C45:.$O45])/4;0.5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CEILING(SUMPRODUCT([.$C$1:.$O$1];[.$C46:.$O46])/4;0.5)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CEILING(SUMPRODUCT([.$C$1:.$O$1];[.$C47:.$O47])/4;0.5)"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CEILING(SUMPRODUCT([.$C$1:.$O$1];[.$C48:.$O48])/4;0.5)"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CEILING(SUMPRODUCT([.$C$1:.$O$1];[.$C49:.$O49])/4;0.5)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CEILING(SUMPRODUCT([.$C$1:.$O$1];[.$C50:.$O50])/4;0.5)" office:value-type="float" office:value="18.5">
            <text:p>18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CEILING(SUMPRODUCT([.$C$1:.$O$1];[.$C51:.$O51])/4;0.5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CEILING(SUMPRODUCT([.$C$1:.$O$1];[.$C52:.$O52])/4;0.5)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CEILING(SUMPRODUCT([.$C$1:.$O$1];[.$C53:.$O53])/4;0.5)" office:value-type="float" office:value="9.5">
            <text:p>9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CEILING(SUMPRODUCT([.$C$1:.$O$1];[.$C54:.$O54])/4;0.5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CEILING(SUMPRODUCT([.$C$1:.$O$1];[.$C55:.$O55])/4;0.5)" office:value-type="float" office:value="4.5">
            <text:p>4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CEILING(SUMPRODUCT([.$C$1:.$O$1];[.$C56:.$O56])/4;0.5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CEILING(SUMPRODUCT([.$C$1:.$O$1];[.$C57:.$O57])/4;0.5)"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CEILING(SUMPRODUCT([.$C$1:.$O$1];[.$C58:.$O58])/4;0.5)" office:value-type="float" office:value="5.5">
            <text:p>5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CEILING(SUMPRODUCT([.$C$1:.$O$1];[.$C59:.$O59])/4;0.5)" office:value-type="float" office:value="7.5">
            <text:p>7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CEILING(SUMPRODUCT([.$C$1:.$O$1];[.$C60:.$O60])/4;0.5)"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formula="of:=CEILING(SUMPRODUCT([.$C$1:.$O$1];[.$C61:.$O61])/4;0.5)" office:value-type="float" office:value="12.5">
            <text:p>12,5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CEILING(SUMPRODUCT([.$C$1:.$O$1];[.$C62:.$O62])/4;0.5)" office:value-type="float" office:value="13.5">
            <text:p>13,5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CEILING(SUMPRODUCT([.$C$1:.$O$1];[.$C63:.$O63])/4;0.5)" office:value-type="float" office:value="7.5">
            <text:p>7,5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CEILING(SUMPRODUCT([.$C$1:.$O$1];[.$C64:.$O64])/4;0.5)" office:value-type="float" office:value="6.5">
            <text:p>6,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CEILING(SUMPRODUCT([.$C$1:.$O$1];[.$C65:.$O65])/4;0.5)" office:value-type="float" office:value="10.5">
            <text:p>10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CEILING(SUMPRODUCT([.$C$1:.$O$1];[.$C66:.$O66])/4;0.5)" office:value-type="float" office:value="9.5">
            <text:p>9,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CEILING(SUMPRODUCT([.$C$1:.$O$1];[.$C67:.$O67])/4;0.5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CEILING(SUMPRODUCT([.$C$1:.$O$1];[.$C68:.$O68])/4;0.5)"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CEILING(SUMPRODUCT([.$C$1:.$O$1];[.$C69:.$O69])/4;0.5)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CEILING(SUMPRODUCT([.$C$1:.$O$1];[.$C70:.$O70])/4;0.5)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CEILING(SUMPRODUCT([.$C$1:.$O$1];[.$C71:.$O71])/4;0.5)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CEILING(SUMPRODUCT([.$C$1:.$O$1];[.$C72:.$O72])/4;0.5)" office:value-type="float" office:value="9.5">
            <text:p>9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CEILING(SUMPRODUCT([.$C$1:.$O$1];[.$C73:.$O73])/4;0.5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formula="of:=CEILING(SUMPRODUCT([.$C$1:.$O$1];[.$C74:.$O74])/4;0.5)" office:value-type="float" office:value="17.5">
            <text:p>17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CEILING(SUMPRODUCT([.$C$1:.$O$1];[.$C75:.$O75])/4;0.5)" office:value-type="float" office:value="16">
            <text:p>1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CEILING(SUMPRODUCT([.$C$1:.$O$1];[.$C76:.$O76])/4;0.5)" office:value-type="float" office:value="8.5">
            <text:p>8,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CEILING(SUMPRODUCT([.$C$1:.$O$1];[.$C77:.$O77])/4;0.5)" office:value-type="float" office:value="7.5">
            <text:p>7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CEILING(SUMPRODUCT([.$C$1:.$O$1];[.$C78:.$O78])/4;0.5)" office:value-type="float" office:value="4.5">
            <text:p>4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CEILING(SUMPRODUCT([.$C$1:.$O$1];[.$C79:.$O79])/4;0.5)" office:value-type="float" office:value="13.5">
            <text:p>13,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CEILING(SUMPRODUCT([.$C$1:.$O$1];[.$C80:.$O80])/4;0.5)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CEILING(SUMPRODUCT([.$C$1:.$O$1];[.$C81:.$O81])/4;0.5)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CEILING(SUMPRODUCT([.$C$1:.$O$1];[.$C82:.$O82])/4;0.5)" office:value-type="float" office:value="6.5">
            <text:p>6,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CEILING(SUMPRODUCT([.$C$1:.$O$1];[.$C83:.$O83])/4;0.5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CEILING(SUMPRODUCT([.$C$1:.$O$1];[.$C84:.$O84])/4;0.5)" office:value-type="float" office:value="3.5">
            <text:p>3,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CEILING(SUMPRODUCT([.$C$1:.$O$1];[.$C85:.$O85])/4;0.5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CEILING(SUMPRODUCT([.$C$1:.$O$1];[.$C86:.$O86])/4;0.5)" office:value-type="float" office:value="9.5">
            <text:p>9,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CEILING(SUMPRODUCT([.$C$1:.$O$1];[.$C87:.$O87])/4;0.5)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CEILING(SUMPRODUCT([.$C$1:.$O$1];[.$C88:.$O88])/4;0.5)" office:value-type="float" office:value="10.5">
            <text:p>10,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CEILING(SUMPRODUCT([.$C$1:.$O$1];[.$C89:.$O89])/4;0.5)"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CEILING(SUMPRODUCT([.$C$1:.$O$1];[.$C90:.$O90])/4;0.5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CEILING(SUMPRODUCT([.$C$1:.$O$1];[.$C91:.$O91])/4;0.5)" office:value-type="float" office:value="8.5">
            <text:p>8,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CEILING(SUMPRODUCT([.$C$1:.$O$1];[.$C92:.$O92])/4;0.5)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CEILING(SUMPRODUCT([.$C$1:.$O$1];[.$C93:.$O93])/4;0.5)" office:value-type="float" office:value="6.5">
            <text:p>6,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CEILING(SUMPRODUCT([.$C$1:.$O$1];[.$C94:.$O94])/4;0.5)" office:value-type="float" office:value="7.5">
            <text:p>7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CEILING(SUMPRODUCT([.$C$1:.$O$1];[.$C95:.$O95])/4;0.5)"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CEILING(SUMPRODUCT([.$C$1:.$O$1];[.$C96:.$O96])/4;0.5)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CEILING(SUMPRODUCT([.$C$1:.$O$1];[.$C97:.$O97])/4;0.5)" office:value-type="float" office:value="15.5">
            <text:p>15,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CEILING(SUMPRODUCT([.$C$1:.$O$1];[.$C98:.$O98])/4;0.5)" office:value-type="float" office:value="5.5">
            <text:p>5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CEILING(SUMPRODUCT([.$C$1:.$O$1];[.$C99:.$O99])/4;0.5)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CEILING(SUMPRODUCT([.$C$1:.$O$1];[.$C100:.$O100])/4;0.5)" office:value-type="float" office:value="9.5">
            <text:p>9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3">
            <text:p>3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row table:style-name="ro1">
          <table:table-cell table:number-columns-repeated="2"/>
          <table:table-cell office:value-type="string">
            <text:p>I.1</text:p>
          </table:table-cell>
          <table:table-cell office:value-type="string">
            <text:p>I.2</text:p>
          </table:table-cell>
          <table:table-cell office:value-type="string">
            <text:p>I.3</text:p>
          </table:table-cell>
          <table:table-cell office:value-type="string">
            <text:p>II.1</text:p>
          </table:table-cell>
          <table:table-cell office:value-type="string">
            <text:p>II.2</text:p>
          </table:table-cell>
          <table:table-cell office:value-type="string">
            <text:p>II.3</text:p>
          </table:table-cell>
          <table:table-cell office:value-type="string">
            <text:p>II.4</text:p>
          </table:table-cell>
          <table:table-cell office:value-type="string">
            <text:p>III.1</text:p>
          </table:table-cell>
          <table:table-cell office:value-type="string">
            <text:p>III.2</text:p>
          </table:table-cell>
          <table:table-cell office:value-type="string">
            <text:p>IV.1</text:p>
          </table:table-cell>
          <table:table-cell office:value-type="string">
            <text:p>IV.2</text:p>
          </table:table-cell>
          <table:table-cell office:value-type="string">
            <text:p>IV.3</text:p>
          </table:table-cell>
          <table:table-cell office:value-type="string">
            <text:p>I.1</text:p>
          </table:table-cell>
          <table:table-cell office:value-type="string">
            <text:p>I.2</text:p>
          </table:table-cell>
          <table:table-cell office:value-type="string">
            <text:p>I.3</text:p>
          </table:table-cell>
          <table:table-cell office:value-type="string">
            <text:p>II.1</text:p>
          </table:table-cell>
          <table:table-cell office:value-type="string">
            <text:p>II.2</text:p>
          </table:table-cell>
          <table:table-cell office:value-type="string">
            <text:p>II.3</text:p>
          </table:table-cell>
          <table:table-cell office:value-type="string">
            <text:p>III.1</text:p>
          </table:table-cell>
          <table:table-cell office:value-type="string">
            <text:p>III.2</text:p>
          </table:table-cell>
          <table:table-cell office:value-type="string">
            <text:p>III.3</text:p>
          </table:table-cell>
          <table:table-cell office:value-type="string">
            <text:p>III.4</text:p>
          </table:table-cell>
          <table:table-cell office:value-type="string">
            <text:p>III.5</text:p>
          </table:table-cell>
          <table:table-cell office:value-type="string">
            <text:p>IV</text:p>
          </table:table-cell>
        </table:table-row>
        <table:table-row table:style-name="ro1">
          <table:table-cell/>
          <table:table-cell table:formula="of:=AVERAGE([.$B$5:.$B$109])" office:value-type="float" office:value="11.5677083333333">
            <text:p>11,57</text:p>
          </table:table-cell>
          <table:table-cell table:formula="of:=AVERAGE([.C$5:.C$110])/4" office:value-type="float" office:value="0.65">
            <text:p>0,65</text:p>
          </table:table-cell>
          <table:table-cell table:formula="of:=AVERAGE([.D$5:.D$110])/4" office:value-type="float" office:value="0.4875">
            <text:p>0,49</text:p>
          </table:table-cell>
          <table:table-cell table:formula="of:=AVERAGE([.E$5:.E$110])/4" office:value-type="float" office:value="0.703125">
            <text:p>0,7</text:p>
          </table:table-cell>
          <table:table-cell table:formula="of:=AVERAGE([.F$5:.F$110])/4" office:value-type="float" office:value="0.716666666666667">
            <text:p>0,72</text:p>
          </table:table-cell>
          <table:table-cell table:formula="of:=AVERAGE([.G$5:.G$110])/4" office:value-type="float" office:value="0.527027027027027">
            <text:p>0,53</text:p>
          </table:table-cell>
          <table:table-cell table:formula="of:=AVERAGE([.H$5:.H$110])/4" office:value-type="float" office:value="0.376865671641791">
            <text:p>0,38</text:p>
          </table:table-cell>
          <table:table-cell table:formula="of:=AVERAGE([.I$5:.I$110])/4" office:value-type="float" office:value="0.317708333333333">
            <text:p>0,32</text:p>
          </table:table-cell>
          <table:table-cell table:formula="of:=AVERAGE([.J$5:.J$110])/4" office:value-type="float" office:value="0.591216216216216">
            <text:p>0,59</text:p>
          </table:table-cell>
          <table:table-cell table:formula="of:=AVERAGE([.K$5:.K$110])/4" office:value-type="float" office:value="0.685810810810811">
            <text:p>0,69</text:p>
          </table:table-cell>
          <table:table-cell table:formula="of:=AVERAGE([.L$5:.L$110])/4" office:value-type="float" office:value="0.833333333333333">
            <text:p>0,83</text:p>
          </table:table-cell>
          <table:table-cell table:formula="of:=AVERAGE([.M$5:.M$110])/4" office:value-type="float" office:value="0.940140845070422">
            <text:p>0,94</text:p>
          </table:table-cell>
          <table:table-cell table:formula="of:=AVERAGE([.N$5:.N$110])/4" office:value-type="float" office:value="0.836065573770492">
            <text:p>0,84</text:p>
          </table:table-cell>
          <table:table-cell table:formula="of:=AVERAGE([.O$5:.O$110])/4" office:value-type="float" office:value="0.676470588235294">
            <text:p>0,68</text:p>
          </table:table-cell>
          <table:table-cell table:formula="of:=AVERAGE([.P$5:.P$110])/4" office:value-type="float" office:value="0.28125">
            <text:p>0,28</text:p>
          </table:table-cell>
          <table:table-cell table:formula="of:=AVERAGE([.Q$5:.Q$110])/4" office:value-type="float" office:value="0.602941176470588">
            <text:p>0,6</text:p>
          </table:table-cell>
          <table:table-cell table:formula="of:=AVERAGE([.R$5:.R$110])/4" office:value-type="float" office:value="0.921875">
            <text:p>0,92</text:p>
          </table:table-cell>
          <table:table-cell table:formula="of:=AVERAGE([.S$5:.S$110])/4" office:value-type="float" office:value="0.3125">
            <text:p>0,31</text:p>
          </table:table-cell>
          <table:table-cell table:formula="of:=AVERAGE([.T$5:.T$110])/4" office:value-type="float" office:value="0.546875">
            <text:p>0,55</text:p>
          </table:table-cell>
          <table:table-cell table:formula="of:=AVERAGE([.U$5:.U$110])/4" office:value-type="float" office:value="0.730769230769231">
            <text:p>0,73</text:p>
          </table:table-cell>
          <table:table-cell table:formula="of:=AVERAGE([.V$5:.V$110])/4" office:value-type="float" office:value="0.4375">
            <text:p>0,44</text:p>
          </table:table-cell>
          <table:table-cell table:formula="of:=AVERAGE([.W$5:.W$110])/4" office:value-type="float" office:value="0.75">
            <text:p>0,75</text:p>
          </table:table-cell>
          <table:table-cell table:formula="of:=AVERAGE([.X$5:.X$110])/4" office:value-type="float" office:value="0.5625">
            <text:p>0,56</text:p>
          </table:table-cell>
          <table:table-cell table:formula="of:=AVERAGE([.Y$5:.Y$110])/4" office:value-type="float" office:value="1">
            <text:p>1</text:p>
          </table:table-cell>
          <table:table-cell table:formula="of:=AVERAGE([.Z$5:.Z$110])/4" office:value-type="float" office:value="0.566666666666667">
            <text:p>0,57</text:p>
          </table:table-cell>
        </table:table-row>
        <table:table-row table:style-name="ro1">
          <table:table-cell/>
          <table:table-cell table:formula="of:=SUM([.$C$3:.$N$3])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2"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Nom-Prenom</text:p>
          </table:table-cell>
          <table:table-cell table:formula="of:=SUM([.$N$3:.$Z$3])" office:value-type="float" office:value="20">
            <text:p>20</text:p>
          </table:table-cell>
          <table:table-cell table:number-columns-repeated="24" office:value-type="float" office:value="1">
            <text:p>1</text:p>
          </table:table-cell>
        </table:table-row>
        <table:table-row table:style-name="ro1">
          <table:table-cell office:value-type="string">
            <text:p>ABDOLMOHAMMADI SASAN</text:p>
          </table:table-cell>
          <table:table-cell table:formula="of:=CEILING(SUMPRODUCT([.$C$3:.$Z$3];[.$C5:.$Z5] )/4;0.5)" office:value-type="float" office:value="2.5">
            <text:p>2,5</text:p>
          </table:table-cell>
          <table:table-cell table:number-columns-repeated="1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U SHAHIN SHAHIN</text:p>
          </table:table-cell>
          <table:table-cell table:formula="of:=CEILING(SUMPRODUCT([.$C$3:.$Z$3];[.$C6:.$Z6] )/4;0.5)" office:value-type="float" office:value="13.5">
            <text:p>13,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GOSTINO FLAVIO</text:p>
          </table:table-cell>
          <table:table-cell table:number-columns-repeated="25"/>
        </table:table-row>
        <table:table-row table:style-name="ro1">
          <table:table-cell office:value-type="string">
            <text:p>AICHAOUI SARAH</text:p>
          </table:table-cell>
          <table:table-cell table:formula="of:=CEILING(SUMPRODUCT([.$C$3:.$Z$3];[.$C8:.$Z8] )/4;0.5)" office:value-type="float" office:value="11.5">
            <text:p>11,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AIT ELHAJ LAHOUCINE</text:p>
          </table:table-cell>
          <table:table-cell table:formula="of:=CEILING(SUMPRODUCT([.$C$3:.$Z$3];[.$C9:.$Z9] )/4;0.5)" office:value-type="float" office:value="10">
            <text:p>10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LOYEZ XAVIER</text:p>
          </table:table-cell>
          <table:table-cell table:number-columns-repeated="25"/>
        </table:table-row>
        <table:table-row table:style-name="ro1">
          <table:table-cell office:value-type="string">
            <text:p>AMRIOU SMAIL</text:p>
          </table:table-cell>
          <table:table-cell table:formula="of:=CEILING(SUMPRODUCT([.$C$3:.$Z$3];[.$C11:.$Z11] )/4;0.5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ANSELIN CYRIL</text:p>
          </table:table-cell>
          <table:table-cell table:formula="of:=CEILING(SUMPRODUCT([.$C$3:.$Z$3];[.$C12:.$Z12] )/4;0.5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YAR ADIL</text:p>
          </table:table-cell>
          <table:table-cell table:formula="of:=CEILING(SUMPRODUCT([.$C$3:.$Z$3];[.$C13:.$Z13] )/4;0.5)" office:value-type="float" office:value="7.5">
            <text:p>7,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ERT THOMAS</text:p>
          </table:table-cell>
          <table:table-cell table:formula="of:=CEILING(SUMPRODUCT([.$C$3:.$Z$3];[.$C14:.$Z14] )/4;0.5)"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BAGUETTE THOMAS</text:p>
          </table:table-cell>
          <table:table-cell table:formula="of:=CEILING(SUMPRODUCT([.$C$3:.$Z$3];[.$C15:.$Z15] )/4;0.5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5"/>
        </table:table-row>
        <table:table-row table:style-name="ro1">
          <table:table-cell office:value-type="string">
            <text:p>BAH ALHASSANE</text:p>
          </table:table-cell>
          <table:table-cell table:formula="of:=CEILING(SUMPRODUCT([.$C$3:.$Z$3];[.$C16:.$Z16] )/4;0.5)" office:value-type="float" office:value="5">
            <text:p>5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HRAMI FATEMEH</text:p>
          </table:table-cell>
          <table:table-cell table:formula="of:=CEILING(SUMPRODUCT([.$C$3:.$Z$3];[.$C17:.$Z17] )/4;0.5)"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4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ARREAU ADRIEN</text:p>
          </table:table-cell>
          <table:table-cell table:formula="of:=CEILING(SUMPRODUCT([.$C$3:.$Z$3];[.$C18:.$Z18] )/4;0.5)" office:value-type="float" office:value="16.5">
            <text:p>16,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CUWE GEOFFREY</text:p>
          </table:table-cell>
          <table:table-cell table:formula="of:=CEILING(SUMPRODUCT([.$C$3:.$Z$3];[.$C19:.$Z19] )/4;0.5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BEHRI ROMAIN</text:p>
          </table:table-cell>
          <table:table-cell table:formula="of:=CEILING(SUMPRODUCT([.$C$3:.$Z$3];[.$C20:.$Z20] )/4;0.5)"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BENOUIZ EL MEHDI</text:p>
          </table:table-cell>
          <table:table-cell table:number-columns-repeated="25"/>
        </table:table-row>
        <table:table-row table:style-name="ro1">
          <table:table-cell office:value-type="string">
            <text:p>BERTOUT ANTOINE</text:p>
          </table:table-cell>
          <table:table-cell table:formula="of:=CEILING(SUMPRODUCT([.$C$3:.$Z$3];[.$C22:.$Z22] )/4;0.5)" office:value-type="float" office:value="12.5">
            <text:p>12,5</text:p>
          </table:table-cell>
          <table:table-cell table:number-columns-repeated="12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EZSILKO QUENTIN</text:p>
          </table:table-cell>
          <table:table-cell table:formula="of:=CEILING(SUMPRODUCT([.$C$3:.$Z$3];[.$C23:.$Z23] )/4;0.5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BIALAIS GAUTHIER</text:p>
          </table:table-cell>
          <table:table-cell table:formula="of:=CEILING(SUMPRODUCT([.$C$3:.$Z$3];[.$C24:.$Z24] )/4;0.5)" office:value-type="float" office:value="11.5">
            <text:p>11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BLARINGHEM CECILE</text:p>
          </table:table-cell>
          <table:table-cell table:formula="of:=CEILING(SUMPRODUCT([.$C$3:.$Z$3];[.$C25:.$Z25] )/4;0.5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BOUBACAR MAINASSARA ABDOUL RAZAK</text:p>
          </table:table-cell>
          <table:table-cell table:formula="of:=CEILING(SUMPRODUCT([.$C$3:.$Z$3];[.$C26:.$Z26] )/4;0.5)" office:value-type="float" office:value="10">
            <text:p>10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BOUKAERT JOHAN</text:p>
          </table:table-cell>
          <table:table-cell table:formula="of:=CEILING(SUMPRODUCT([.$C$3:.$Z$3];[.$C27:.$Z27] )/4;0.5)"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OUKERCHA KHALED</text:p>
          </table:table-cell>
          <table:table-cell table:formula="of:=CEILING(SUMPRODUCT([.$C$3:.$Z$3];[.$C28:.$Z28] )/4;0.5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BOUMEZRAG HADJ ABDELKADER</text:p>
          </table:table-cell>
          <table:table-cell table:number-columns-repeated="25"/>
        </table:table-row>
        <table:table-row table:style-name="ro1">
          <table:table-cell office:value-type="string">
            <text:p>BOURGEOIS FREDERIC</text:p>
          </table:table-cell>
          <table:table-cell table:formula="of:=CEILING(SUMPRODUCT([.$C$3:.$Z$3];[.$C30:.$Z30] )/4;0.5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RUNEL MAXIME</text:p>
          </table:table-cell>
          <table:table-cell table:formula="of:=CEILING(SUMPRODUCT([.$C$3:.$Z$3];[.$C31:.$Z31] )/4;0.5)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CHARLET JEREMY</text:p>
          </table:table-cell>
          <table:table-cell table:formula="of:=CEILING(SUMPRODUCT([.$C$3:.$Z$3];[.$C32:.$Z32] )/4;0.5)" office:value-type="float" office:value="11.5">
            <text:p>11,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CIUCANU VASILE RADU</text:p>
          </table:table-cell>
          <table:table-cell table:formula="of:=CEILING(SUMPRODUCT([.$C$3:.$Z$3];[.$C33:.$Z33] )/4;0.5)" office:value-type="float" office:value="17.5">
            <text:p>17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CLEMENT THOMAS</text:p>
          </table:table-cell>
          <table:table-cell table:formula="of:=CEILING(SUMPRODUCT([.$C$3:.$Z$3];[.$C34:.$Z34] )/4;0.5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COMPIEGNE TITOUAN</text:p>
          </table:table-cell>
          <table:table-cell table:formula="of:=CEILING(SUMPRODUCT([.$C$3:.$Z$3];[.$C35:.$Z35] )/4;0.5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CONCHERI ALEXANDRE</text:p>
          </table:table-cell>
          <table:table-cell table:number-columns-repeated="25"/>
        </table:table-row>
        <table:table-row table:style-name="ro1">
          <table:table-cell office:value-type="string">
            <text:p>CORNU BENOIT</text:p>
          </table:table-cell>
          <table:table-cell table:number-columns-repeated="25"/>
        </table:table-row>
        <table:table-row table:style-name="ro1">
          <table:table-cell office:value-type="string">
            <text:p>COURTIN GUILLAUME</text:p>
          </table:table-cell>
          <table:table-cell table:formula="of:=CEILING(SUMPRODUCT([.$C$3:.$Z$3];[.$C38:.$Z38] )/4;0.5)" office:value-type="float" office:value="11.5">
            <text:p>11,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DAARA LOIC</text:p>
          </table:table-cell>
          <table:table-cell table:formula="of:=CEILING(SUMPRODUCT([.$C$3:.$Z$3];[.$C39:.$Z39] )/4;0.5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DE POTTER CHARLES</text:p>
          </table:table-cell>
          <table:table-cell table:formula="of:=CEILING(SUMPRODUCT([.$C$3:.$Z$3];[.$C40:.$Z40] )/4;0.5)" office:value-type="float" office:value="14.5">
            <text:p>14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DEKERLE YVES</text:p>
          </table:table-cell>
          <table:table-cell table:formula="of:=CEILING(SUMPRODUCT([.$C$3:.$Z$3];[.$C41:.$Z41] )/4;0.5)"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DELAOUTRE CEDRIC</text:p>
          </table:table-cell>
          <table:table-cell table:formula="of:=CEILING(SUMPRODUCT([.$C$3:.$Z$3];[.$C42:.$Z42] )/4;0.5)" office:value-type="float" office:value="7.5">
            <text:p>7,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DERVAUX FRANCOIS</text:p>
          </table:table-cell>
          <table:table-cell table:formula="of:=CEILING(SUMPRODUCT([.$C$3:.$Z$3];[.$C43:.$Z43] )/4;0.5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DERVAUX MATHIEU</text:p>
          </table:table-cell>
          <table:table-cell table:formula="of:=CEILING(SUMPRODUCT([.$C$3:.$Z$3];[.$C44:.$Z44] )/4;0.5)" office:value-type="float" office:value="7.5">
            <text:p>7,5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string">
            <text:p>DESQUIENS DAVID</text:p>
          </table:table-cell>
          <table:table-cell table:formula="of:=CEILING(SUMPRODUCT([.$C$3:.$Z$3];[.$C45:.$Z45] )/4;0.5)" office:value-type="float" office:value="12.5">
            <text:p>12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DESTOMBES JULIEN</text:p>
          </table:table-cell>
          <table:table-cell table:formula="of:=CEILING(SUMPRODUCT([.$C$3:.$Z$3];[.$C46:.$Z46] )/4;0.5)"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DEVILLE ARNAUD</text:p>
          </table:table-cell>
          <table:table-cell table:formula="of:=CEILING(SUMPRODUCT([.$C$3:.$Z$3];[.$C47:.$Z47] )/4;0.5)"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DIALLO MAMADOU CELLOU DARA</text:p>
          </table:table-cell>
          <table:table-cell table:formula="of:=CEILING(SUMPRODUCT([.$C$3:.$Z$3];[.$C48:.$Z48] )/4;0.5)"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DI-FANT REMY</text:p>
          </table:table-cell>
          <table:table-cell table:formula="of:=CEILING(SUMPRODUCT([.$C$3:.$Z$3];[.$C49:.$Z49] )/4;0.5)" office:value-type="float" office:value="15">
            <text:p>1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DONNEZ ANTOINE</text:p>
          </table:table-cell>
          <table:table-cell table:formula="of:=CEILING(SUMPRODUCT([.$C$3:.$Z$3];[.$C50:.$Z50] )/4;0.5)"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DUFOSSET GUILLAUME</text:p>
          </table:table-cell>
          <table:table-cell table:formula="of:=CEILING(SUMPRODUCT([.$C$3:.$Z$3];[.$C51:.$Z51] )/4;0.5)" office:value-type="float" office:value="16">
            <text:p>16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5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EL KHAMLICHI SANAE</text:p>
          </table:table-cell>
          <table:table-cell table:formula="of:=CEILING(SUMPRODUCT([.$C$3:.$Z$3];[.$C52:.$Z52] )/4;0.5)" office:value-type="float" office:value="11">
            <text:p>11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HARROUCHI HASSAN</text:p>
          </table:table-cell>
          <table:table-cell table:formula="of:=CEILING(SUMPRODUCT([.$C$3:.$Z$3];[.$C53:.$Z53] )/4;0.5)"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 office:value-type="string">
            <text:p>FACON JULIEN</text:p>
          </table:table-cell>
          <table:table-cell table:formula="of:=CEILING(SUMPRODUCT([.$C$3:.$Z$3];[.$C54:.$Z54] )/4;0.5)" office:value-type="float" office:value="14.5">
            <text:p>14,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FLEURQUIN MORGAN</text:p>
          </table:table-cell>
          <table:table-cell table:formula="of:=CEILING(SUMPRODUCT([.$C$3:.$Z$3];[.$C55:.$Z55] )/4;0.5)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FOULON AXEL</text:p>
          </table:table-cell>
          <table:table-cell table:formula="of:=CEILING(SUMPRODUCT([.$C$3:.$Z$3];[.$C56:.$Z56] )/4;0.5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ACIARZ MATTHIS</text:p>
          </table:table-cell>
          <table:table-cell table:formula="of:=CEILING(SUMPRODUCT([.$C$3:.$Z$3];[.$C57:.$Z57] )/4;0.5)" office:value-type="float" office:value="17">
            <text:p>17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GAO LIUHUA</text:p>
          </table:table-cell>
          <table:table-cell table:number-columns-repeated="25"/>
        </table:table-row>
        <table:table-row table:style-name="ro1">
          <table:table-cell office:value-type="string">
            <text:p>GAYMAY REMI</text:p>
          </table:table-cell>
          <table:table-cell table:formula="of:=CEILING(SUMPRODUCT([.$C$3:.$Z$3];[.$C59:.$Z59] )/4;0.5)" office:value-type="float" office:value="11.5">
            <text:p>11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GOMBART DIANE</text:p>
          </table:table-cell>
          <table:table-cell table:formula="of:=CEILING(SUMPRODUCT([.$C$3:.$Z$3];[.$C60:.$Z60] )/4;0.5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5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GRUCHALA FRANCOIS</text:p>
          </table:table-cell>
          <table:table-cell table:formula="of:=CEILING(SUMPRODUCT([.$C$3:.$Z$3];[.$C61:.$Z61] )/4;0.5)" office:value-type="float" office:value="11.5">
            <text:p>11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GUETTE FLORENT</text:p>
          </table:table-cell>
          <table:table-cell table:formula="of:=CEILING(SUMPRODUCT([.$C$3:.$Z$3];[.$C62:.$Z62] )/4;0.5)"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GUEYE HASSANE</text:p>
          </table:table-cell>
          <table:table-cell table:formula="of:=CEILING(SUMPRODUCT([.$C$3:.$Z$3];[.$C63:.$Z63] )/4;0.5)" office:value-type="float" office:value="7">
            <text:p>7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ARLIN <text:s/>ANTOINE</text:p>
          </table:table-cell>
          <table:table-cell table:formula="of:=CEILING(SUMPRODUCT([.$C$3:.$Z$3];[.$C64:.$Z64] )/4;0.5)" office:value-type="float" office:value="17.5">
            <text:p>17,5</text:p>
          </table:table-cell>
          <table:table-cell table:number-columns-repeated="6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HAVEZ THIBAULT</text:p>
          </table:table-cell>
          <table:table-cell table:formula="of:=CEILING(SUMPRODUCT([.$C$3:.$Z$3];[.$C65:.$Z65] )/4;0.5)" office:value-type="float" office:value="8.5">
            <text:p>8,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HERBELIN CECILE</text:p>
          </table:table-cell>
          <table:table-cell table:formula="of:=CEILING(SUMPRODUCT([.$C$3:.$Z$3];[.$C66:.$Z66] )/4;0.5)" office:value-type="float" office:value="6.5">
            <text:p>6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HIDDEN EMILIEN</text:p>
          </table:table-cell>
          <table:table-cell table:formula="of:=CEILING(SUMPRODUCT([.$C$3:.$Z$3];[.$C67:.$Z67] )/4;0.5)" office:value-type="float" office:value="8.5">
            <text:p>8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HOTTOIS LUDWIG</text:p>
          </table:table-cell>
          <table:table-cell table:formula="of:=CEILING(SUMPRODUCT([.$C$3:.$Z$3];[.$C68:.$Z68] )/4;0.5)" office:value-type="float" office:value="15.5">
            <text:p>15,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ILGAR ELIF NURDAN</text:p>
          </table:table-cell>
          <table:table-cell table:formula="of:=CEILING(SUMPRODUCT([.$C$3:.$Z$3];[.$C69:.$Z69] )/4;0.5)" office:value-type="float" office:value="10">
            <text:p>10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AMAHORO GRETA</text:p>
          </table:table-cell>
          <table:table-cell table:number-columns-repeated="25"/>
        </table:table-row>
        <table:table-row table:style-name="ro1">
          <table:table-cell office:value-type="string">
            <text:p>KHOULE IBRAHIMA</text:p>
          </table:table-cell>
          <table:table-cell table:formula="of:=CEILING(SUMPRODUCT([.$C$3:.$Z$3];[.$C71:.$Z71] )/4;0.5)"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 office:value-type="string">
            <text:p>LAVOINE PIERRE</text:p>
          </table:table-cell>
          <table:table-cell table:formula="of:=CEILING(SUMPRODUCT([.$C$3:.$Z$3];[.$C72:.$Z72] )/4;0.5)" office:value-type="float" office:value="11.5">
            <text:p>11,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LAVOREL JESSY</text:p>
          </table:table-cell>
          <table:table-cell table:formula="of:=CEILING(SUMPRODUCT([.$C$3:.$Z$3];[.$C73:.$Z73] )/4;0.5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LEFLON DAMIEN</text:p>
          </table:table-cell>
          <table:table-cell table:formula="of:=CEILING(SUMPRODUCT([.$C$3:.$Z$3];[.$C74:.$Z74] )/4;0.5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LEVEN MICKAEL</text:p>
          </table:table-cell>
          <table:table-cell table:formula="of:=CEILING(SUMPRODUCT([.$C$3:.$Z$3];[.$C75:.$Z75] )/4;0.5)" office:value-type="float" office:value="11.5">
            <text:p>11,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LORTHIOIS KEVIN</text:p>
          </table:table-cell>
          <table:table-cell table:formula="of:=CEILING(SUMPRODUCT([.$C$3:.$Z$3];[.$C76:.$Z76] )/4;0.5)"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MACKE GUILLAUME</text:p>
          </table:table-cell>
          <table:table-cell table:formula="of:=CEILING(SUMPRODUCT([.$C$3:.$Z$3];[.$C77:.$Z77] )/4;0.5)" office:value-type="float" office:value="8.5">
            <text:p>8,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MARISSAL JULIEN</text:p>
          </table:table-cell>
          <table:table-cell table:formula="of:=CEILING(SUMPRODUCT([.$C$3:.$Z$3];[.$C78:.$Z78] )/4;0.5)" office:value-type="float" office:value="11.5">
            <text:p>11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MARTEL DAVID</text:p>
          </table:table-cell>
          <table:table-cell table:formula="of:=CEILING(SUMPRODUCT([.$C$3:.$Z$3];[.$C79:.$Z79] )/4;0.5)" office:value-type="float" office:value="13.5">
            <text:p>13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MASTIO MATTHIEU</text:p>
          </table:table-cell>
          <table:table-cell table:formula="of:=CEILING(SUMPRODUCT([.$C$3:.$Z$3];[.$C80:.$Z80] )/4;0.5)" office:value-type="float" office:value="14.5">
            <text:p>14,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MAUPAIN THOMAS</text:p>
          </table:table-cell>
          <table:table-cell table:formula="of:=CEILING(SUMPRODUCT([.$C$3:.$Z$3];[.$C81:.$Z81] )/4;0.5)"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MEMBRE VINCENT</text:p>
          </table:table-cell>
          <table:table-cell table:formula="of:=CEILING(SUMPRODUCT([.$C$3:.$Z$3];[.$C82:.$Z82] )/4;0.5)" office:value-type="float" office:value="9.5">
            <text:p>9,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MONDON CLEMENT</text:p>
          </table:table-cell>
          <table:table-cell table:formula="of:=CEILING(SUMPRODUCT([.$C$3:.$Z$3];[.$C83:.$Z83] )/4;0.5)" office:value-type="float" office:value="14">
            <text:p>14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MOURGLIA CHARLY</text:p>
          </table:table-cell>
          <table:table-cell table:formula="of:=CEILING(SUMPRODUCT([.$C$3:.$Z$3];[.$C84:.$Z84] )/4;0.5)" office:value-type="float" office:value="18.5">
            <text:p>18,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MOUTTALIB NASSIM ABDELLAH</text:p>
          </table:table-cell>
          <table:table-cell table:formula="of:=CEILING(SUMPRODUCT([.$C$3:.$Z$3];[.$C85:.$Z85] )/4;0.5)" office:value-type="float" office:value="9.5">
            <text:p>9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MUNYANDILIKIRWA JEAN PARFAIT</text:p>
          </table:table-cell>
          <table:table-cell table:formula="of:=CEILING(SUMPRODUCT([.$C$3:.$Z$3];[.$C86:.$Z86] )/4;0.5)"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NGUYEN QUANG TUNG</text:p>
          </table:table-cell>
          <table:table-cell table:formula="of:=CEILING(SUMPRODUCT([.$C$3:.$Z$3];[.$C87:.$Z87] )/4;0.5)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NICOLET CLEMENT</text:p>
          </table:table-cell>
          <table:table-cell table:formula="of:=CEILING(SUMPRODUCT([.$C$3:.$Z$3];[.$C88:.$Z88] )/4;0.5)" office:value-type="float" office:value="18">
            <text:p>18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NORMAND FRANCOIS</text:p>
          </table:table-cell>
          <table:table-cell table:formula="of:=CEILING(SUMPRODUCT([.$C$3:.$Z$3];[.$C89:.$Z89] )/4;0.5)" office:value-type="float" office:value="12.5">
            <text:p>12,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NOUFLI LARBI</text:p>
          </table:table-cell>
          <table:table-cell table:formula="of:=CEILING(SUMPRODUCT([.$C$3:.$Z$3];[.$C90:.$Z90] )/4;0.5)" office:value-type="float" office:value="1.5">
            <text:p>1,5</text:p>
          </table:table-cell>
          <table:table-cell table:number-columns-repeated="1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IQUETTE MAXIME</text:p>
          </table:table-cell>
          <table:table-cell table:formula="of:=CEILING(SUMPRODUCT([.$C$3:.$Z$3];[.$C91:.$Z91] )/4;0.5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REGNIER ERIC</text:p>
          </table:table-cell>
          <table:table-cell table:formula="of:=CEILING(SUMPRODUCT([.$C$3:.$Z$3];[.$C92:.$Z92] )/4;0.5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AINT-GEORGES CLAUDE</text:p>
          </table:table-cell>
          <table:table-cell table:formula="of:=CEILING(SUMPRODUCT([.$C$3:.$Z$3];[.$C93:.$Z93] )/4;0.5)" office:value-type="float" office:value="6">
            <text:p>6</text:p>
          </table:table-cell>
          <table:table-cell table:number-columns-repeated="12"/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YADI OTHMANE</text:p>
          </table:table-cell>
          <table:table-cell table:formula="of:=CEILING(SUMPRODUCT([.$C$3:.$Z$3];[.$C94:.$Z94] )/4;0.5)" office:value-type="float" office:value="3.5">
            <text:p>3,5</text:p>
          </table:table-cell>
          <table:table-cell table:number-columns-repeated="1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ONER NICOLAS</text:p>
          </table:table-cell>
          <table:table-cell table:formula="of:=CEILING(SUMPRODUCT([.$C$3:.$Z$3];[.$C95:.$Z95] )/4;0.5)"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SZIKA OLIVIER</text:p>
          </table:table-cell>
          <table:table-cell table:formula="of:=CEILING(SUMPRODUCT([.$C$3:.$Z$3];[.$C96:.$Z96] )/4;0.5)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THERY SYLVAIN</text:p>
          </table:table-cell>
          <table:table-cell table:formula="of:=CEILING(SUMPRODUCT([.$C$3:.$Z$3];[.$C97:.$Z97] )/4;0.5)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THOMAS KEVIN</text:p>
          </table:table-cell>
          <table:table-cell table:formula="of:=CEILING(SUMPRODUCT([.$C$3:.$Z$3];[.$C98:.$Z98] )/4;0.5)" office:value-type="float" office:value="11.5">
            <text:p>11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T'JAMPENS REMI</text:p>
          </table:table-cell>
          <table:table-cell table:number-columns-repeated="25"/>
        </table:table-row>
        <table:table-row table:style-name="ro1">
          <table:table-cell office:value-type="string">
            <text:p>TURQUET LUCIE</text:p>
          </table:table-cell>
          <table:table-cell table:formula="of:=CEILING(SUMPRODUCT([.$C$3:.$Z$3];[.$C100:.$Z100] )/4;0.5)" office:value-type="float" office:value="15.5">
            <text:p>15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VALLET MARTIN</text:p>
          </table:table-cell>
          <table:table-cell table:formula="of:=CEILING(SUMPRODUCT([.$C$3:.$Z$3];[.$C101:.$Z101] )/4;0.5)" office:value-type="float" office:value="13.5">
            <text:p>13,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VANDECAVEYE ROMAIN</text:p>
          </table:table-cell>
          <table:table-cell table:formula="of:=CEILING(SUMPRODUCT([.$C$3:.$Z$3];[.$C102:.$Z102] )/4;0.5)" office:value-type="float" office:value="16">
            <text:p>1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VERBEKE NICOLAS</text:p>
          </table:table-cell>
          <table:table-cell table:formula="of:=CEILING(SUMPRODUCT([.$C$3:.$Z$3];[.$C103:.$Z103] )/4;0.5)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VERCAUTER GEOFFREY</text:p>
          </table:table-cell>
          <table:table-cell table:formula="of:=CEILING(SUMPRODUCT([.$C$3:.$Z$3];[.$C104:.$Z104] )/4;0.5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VIGNON EMILE</text:p>
          </table:table-cell>
          <table:table-cell table:formula="of:=CEILING(SUMPRODUCT([.$C$3:.$Z$3];[.$C105:.$Z105] )/4;0.5)" office:value-type="float" office:value="10.5">
            <text:p>10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WAMBRE MATHIEU</text:p>
          </table:table-cell>
          <table:table-cell table:formula="of:=CEILING(SUMPRODUCT([.$C$3:.$Z$3];[.$C106:.$Z106] )/4;0.5)" office:value-type="float" office:value="14">
            <text:p>14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ATINE PIERRE</text:p>
          </table:table-cell>
          <table:table-cell table:formula="of:=CEILING(SUMPRODUCT([.$C$3:.$Z$3];[.$C107:.$Z107] )/4;0.5)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YERINDE NEZAKET</text:p>
          </table:table-cell>
          <table:table-cell table:formula="of:=CEILING(SUMPRODUCT([.$C$3:.$Z$3];[.$C108:.$Z108] )/4;0.5)" office:value-type="float" office:value="9">
            <text:p>9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HANG YIKAI</text:p>
          </table:table-cell>
          <table:table-cell table:formula="of:=CEILING(SUMPRODUCT([.$C$3:.$Z$3];[.$C109:.$Z109] )/4;0.5)" office:value-type="float" office:value="11.5">
            <text:p>11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ZONCA THOMAS</text:p>
          </table:table-cell>
          <table:table-cell table:formula="of:=CEILING(SUMPRODUCT([.$C$3:.$Z$3];[.$C110:.$Z110] )/4;0.5)" office:value-type="float" office:value="15.5">
            <text:p>15,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51cm" fo:margin-bottom="1.251cm" fo:margin-left="1.9cm" fo:margin-right="1.9cm" style:first-page-number="continue" style:writing-mode="lr-tb" style:print="charts drawings grid objects zero-values"/>
      <style:header-style>
        <style:header-footer-properties fo:min-height="0.751cm" fo:margin-left="0cm" fo:margin-right="0cm" fo:margin-bottom="0.896cm"/>
      </style:header-style>
      <style:footer-style>
        <style:header-footer-properties fo:min-height="0.751cm" fo:margin-left="0cm" fo:margin-right="0cm" fo:margin-top="0.89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1">31/12/2009</text:date>, <text:time>13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DC" style:display-name="PageStyle_PDC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31T13:04:32</dc:date>
    <meta:generator>OpenOffice.org/3.1$Unix OpenOffice.org_project/310m19$Build-9420</meta:generator>
    <meta:editing-duration>PT32H28M03S</meta:editing-duration>
    <meta:editing-cycles>347</meta:editing-cycles>
    <meta:document-statistic meta:table-count="3" meta:cell-count="2624" meta:object-count="0"/>
    <meta:user-defined meta:name="Info 1"/>
    <meta:user-defined meta:name="Info 2"/>
    <meta:user-defined meta:name="Info 3"/>
    <meta:user-defined meta:name="Info 4"/>
  </office:meta>
</office:document-meta>
</file>